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231" officeooo:paragraph-rsid="00162231"/>
    </style:style>
    <style:style style:name="P2" style:family="paragraph" style:parent-style-name="Standard">
      <style:text-properties officeooo:rsid="00162231" officeooo:paragraph-rsid="001d03b8"/>
    </style:style>
    <style:style style:name="P3" style:family="paragraph" style:parent-style-name="Standard">
      <style:text-properties officeooo:rsid="00162231" officeooo:paragraph-rsid="001d0c2e"/>
    </style:style>
    <style:style style:name="P4" style:family="paragraph" style:parent-style-name="Standard">
      <style:text-properties officeooo:rsid="00162231" officeooo:paragraph-rsid="00200200"/>
    </style:style>
    <style:style style:name="P5" style:family="paragraph" style:parent-style-name="Standard">
      <style:text-properties officeooo:rsid="00162231" officeooo:paragraph-rsid="00222c9e"/>
    </style:style>
    <style:style style:name="P6" style:family="paragraph" style:parent-style-name="Standard">
      <style:text-properties officeooo:rsid="0018b811" officeooo:paragraph-rsid="0018b811"/>
    </style:style>
    <style:style style:name="P7" style:family="paragraph" style:parent-style-name="Standard">
      <style:text-properties officeooo:rsid="001d03b8" officeooo:paragraph-rsid="001d03b8"/>
    </style:style>
    <style:style style:name="P8" style:family="paragraph" style:parent-style-name="Standard">
      <style:text-properties officeooo:rsid="001d0c2e" officeooo:paragraph-rsid="001d0c2e"/>
    </style:style>
    <style:style style:name="P9" style:family="paragraph" style:parent-style-name="Standard">
      <style:text-properties officeooo:rsid="00200200" officeooo:paragraph-rsid="00200200"/>
    </style:style>
    <style:style style:name="P10" style:family="paragraph" style:parent-style-name="Standard">
      <style:text-properties officeooo:rsid="00222c9e" officeooo:paragraph-rsid="00222c9e"/>
    </style:style>
    <style:style style:name="P11" style:family="paragraph" style:parent-style-name="Standard">
      <style:text-properties officeooo:rsid="00222c9e" officeooo:paragraph-rsid="0023e08d"/>
    </style:style>
    <style:style style:name="P12" style:family="paragraph" style:parent-style-name="Standard">
      <style:text-properties officeooo:rsid="00222c9e" officeooo:paragraph-rsid="002815a3"/>
    </style:style>
    <style:style style:name="P13" style:family="paragraph" style:parent-style-name="Standard">
      <style:text-properties officeooo:rsid="0023e08d" officeooo:paragraph-rsid="0023e08d"/>
    </style:style>
    <style:style style:name="P14" style:family="paragraph" style:parent-style-name="Standard">
      <style:text-properties fo:font-weight="normal" officeooo:rsid="00222c9e" officeooo:paragraph-rsid="0023e08d" style:font-weight-asian="normal" style:font-weight-complex="normal"/>
    </style:style>
    <style:style style:name="P15" style:family="paragraph" style:parent-style-name="Standard">
      <style:text-properties fo:font-weight="normal" officeooo:rsid="0023e08d" officeooo:paragraph-rsid="0023e08d" style:font-weight-asian="normal" style:font-weight-complex="normal"/>
    </style:style>
    <style:style style:name="P16" style:family="paragraph" style:parent-style-name="Standard">
      <style:text-properties officeooo:rsid="002815a3" officeooo:paragraph-rsid="002815a3"/>
    </style:style>
    <style:style style:name="T1" style:family="text">
      <style:text-properties officeooo:rsid="001d03b8"/>
    </style:style>
    <style:style style:name="T2" style:family="text">
      <style:text-properties officeooo:rsid="001d0c2e"/>
    </style:style>
    <style:style style:name="T3" style:family="text">
      <style:text-properties officeooo:rsid="00200200"/>
    </style:style>
    <style:style style:name="T4" style:family="text">
      <style:text-properties officeooo:rsid="00222c9e"/>
    </style:style>
    <style:style style:name="T5" style:family="text">
      <style:text-properties officeooo:rsid="0023e0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 para inserção no banco de dados</text:p>
      <text:p text:style-name="P1"/>
      <text:p text:style-name="P1">INSERT INTO nome da tabela( atributo1, atributo2, …, atributoN) VALUE( valor1, valor2, …, valorN);</text:p>
      <text:p text:style-name="P1"/>
      <text:p text:style-name="P6">TEMPLATES PRONTOS PARA FUTURA ADIÇÃO NO PARSER.</text:p>
      <text:p text:style-name="P1"/>
      <text:p text:style-name="P6"><text:span text:style-name="T1">TABELA </text:span>COPA</text:p>
      <text:p text:style-name="P2">INSERT INTO <text:span text:style-name="T1">copa</text:span>( <text:span text:style-name="T1">ano, data_inicio, data_fim, musica, álbum, instrumento, trofeu </text:span>) VALUE( ?, ?, ?, ?, ?, ?, ?, ? <text:span text:style-name="T1">);</text:span></text:p>
      <text:p text:style-name="P7"/>
      <text:p text:style-name="P7">TABELA TROFEU </text:p>
      <text:p text:style-name="P2">INSERT INTO <text:span text:style-name="T1">trofeu</text:span>( <text:span text:style-name="T1">nome </text:span>) VALUE( ?<text:span text:style-name="T1">);</text:span></text:p>
      <text:p text:style-name="P2"/>
      <text:p text:style-name="P7">TABELA MUSICA</text:p>
      <text:p text:style-name="P2">INSERT INTO <text:span text:style-name="T1">copa</text:span>( <text:span text:style-name="T1">nome, compositores, interpretes, duracao </text:span>) VALUE( ?, ?, ?, ? <text:span text:style-name="T1">);</text:span></text:p>
      <text:p text:style-name="P2"/>
      <text:p text:style-name="P7">TABELA MASCOTE</text:p>
      <text:p text:style-name="P2">INSERT INTO <text:span text:style-name="T1">mascote</text:span>( <text:span text:style-name="T1">nome, copa </text:span>) VALUE( ?, ? <text:span text:style-name="T1">);</text:span></text:p>
      <text:p text:style-name="P2"/>
      <text:p text:style-name="P7">TABELA SEDE </text:p>
      <text:p text:style-name="P2">INSERT INTO <text:span text:style-name="T1">sede</text:span>( <text:span text:style-name="T1">copa, pais </text:span>) VALUE( ?, ? <text:span text:style-name="T1">);</text:span></text:p>
      <text:p text:style-name="P2"/>
      <text:p text:style-name="P7">TABELA SELECAO</text:p>
      <text:p text:style-name="P3">INSERT INTO <text:span text:style-name="T1">selecao</text:span>( <text:span text:style-name="T1">pais, copa, confederacao, colocacao, jogos, vitorias, empates, derrotas, gols_pro, gols_contra, saldo_gols </text:span>) VALUE( ?, ?, ?, ?, ?, ?, ?, ?, ?, ?, ? <text:span text:style-name="T1">);</text:span></text:p>
      <text:p text:style-name="P3"/>
      <text:p text:style-name="P8">TABELA SELECAO PREMIADA</text:p>
      <text:p text:style-name="P3">INSERT INTO <text:span text:style-name="T1">selecao_premiada</text:span>( <text:span text:style-name="T2">selecao, premio </text:span>) VALUE( ?, ? <text:span text:style-name="T1">);</text:span></text:p>
      <text:p text:style-name="P3"/>
      <text:p text:style-name="P8">TABELA PREMIO</text:p>
      <text:p text:style-name="P3">INSERT INTO <text:span text:style-name="T1">selecao</text:span>( <text:span text:style-name="T2">nome </text:span>) VALUE( ? <text:span text:style-name="T1">);</text:span></text:p>
      <text:p text:style-name="P3"/>
      <text:p text:style-name="P8">TABELA JOGADOR PREMIADO</text:p>
      <text:p text:style-name="P3">INSERT INTO <text:span text:style-name="T1">selecao</text:span>( <text:span text:style-name="T2">jogador, premio, copa </text:span>) VALUE( ?, ?, ? <text:span text:style-name="T1">);</text:span></text:p>
      <text:p text:style-name="P3"/>
      <text:p text:style-name="P8">TABELA CONFEDERACAO</text:p>
      <text:p text:style-name="P3">INSERT INTO <text:span text:style-name="T3">confederacao</text:span>( <text:span text:style-name="T2">acronimo, nome </text:span>) VALUE( ?, ? <text:span text:style-name="T1">);</text:span></text:p>
      <text:p text:style-name="P3"/>
      <text:p text:style-name="P9">TABELA PAIS </text:p>
      <text:p text:style-name="P4">INSERT INTO <text:span text:style-name="T3">pais</text:span>( <text:span text:style-name="T3">nome, participacoes, titulos, sedes </text:span>) VALUE( ?, ?, ?, ? <text:span text:style-name="T1">);</text:span></text:p>
      <text:p text:style-name="P4"/>
      <text:p text:style-name="P9">TABELA ESTADIO</text:p>
      <text:p text:style-name="P4">INSERT INTO <text:span text:style-name="T3">estadio</text:span>( <text:span text:style-name="T3">nome, cidade, estado, pais, capacidade, ano_construcao </text:span>) VALUE( ?, ?, ?, ?, ? <text:span text:style-name="T1">);</text:span></text:p>
      <text:p text:style-name="P4"/>
      <text:p text:style-name="P10">TABELA JOGADOR ESCALADO</text:p>
      <text:p text:style-name="P5">INSERT INTO <text:span text:style-name="T4">jogador_escalado</text:span>( <text:span text:style-name="T4">partida, jogador, pais, posicao, numero, titular, status, tempo_jogo, passes_completos, passes_tentados, posicao_passes, passes_recebidos, gols_marcados, gols_sofridos, penaltis_convertidos, penaltis_perdidos, chutes, chutes_gol, assistencias, impedimentos, defesas, advertencias, expulsoes_indiretas, expulsoes_diretas, faltas_cometidas, </text:span><text:soft-page-break/><text:span text:style-name="T4">faltas_sofridas, distancia_percorrida, velocidade_maxima, arrancadas </text:span>) VALUE( ?, ?, ?, ?, ?, ?, ?, ?, ?, ?, ?, ?, ?, ?, ?, ?, ?, ?, ?, ?, ?, ?, ?, ?, ?, ?, ?, ?, ? <text:span text:style-name="T1">);</text:span></text:p>
      <text:p text:style-name="P5"/>
      <text:p text:style-name="P10">TABELA PASSES </text:p>
      <text:p text:style-name="P10">INSERT INTO passes( origem, destino, quantidade ) VALUE( ?, ?, ? );</text:p>
      <text:p text:style-name="P5"/>
      <text:p text:style-name="P10">TABELA SUBSTITUICAO</text:p>
      <text:p text:style-name="P10">INSERT INTO substituicao( substituido, substituto, minuto, acrescimo) VALUE( ?, ?, ?, ? );</text:p>
      <text:p text:style-name="P10"/>
      <text:p text:style-name="P10">TABELA CARTAO</text:p>
      <text:p text:style-name="P10">INSERT INTO cartao( jogador, vermelho, minuto, ) VALUE( ?, ?, ? );</text:p>
      <text:p text:style-name="P10"/>
      <text:p text:style-name="P13">TABELA POSICAO </text:p>
      <text:p text:style-name="P11">INSERT INTO <text:span text:style-name="T5">posicao</text:span>( <text:span text:style-name="T5">nome </text:span>) VALUE( ? );</text:p>
      <text:p text:style-name="P11"/>
      <text:p text:style-name="P13">TABELA STATUS </text:p>
      <text:p text:style-name="P14">INSERT INTO <text:span text:style-name="T5">status</text:span>( <text:span text:style-name="T5">nome </text:span>) VALUE( ? );</text:p>
      <text:p text:style-name="P14"/>
      <text:p text:style-name="P15">TABELA PENALTI </text:p>
      <text:p text:style-name="P14">INSERT INTO <text:span text:style-name="T5">penalti</text:span>( <text:span text:style-name="T5">cobrador, sequencia, convertido </text:span>) VALUE( ?, ?, ? );</text:p>
      <text:p text:style-name="P14"/>
      <text:p text:style-name="P15">TABELA GOL</text:p>
      <text:p text:style-name="P11">INSERT INTO <text:span text:style-name="T5">gol</text:span>( <text:span text:style-name="T5">autor, contra, penalti, minuto, acrescimo </text:span>) VALUE( ?, ?, ?, ?, ? );</text:p>
      <text:p text:style-name="P5"/>
      <text:p text:style-name="P16">TABELA ARBITRO </text:p>
      <text:p text:style-name="P12">INSERT INTO () VALUE();</text:p>
      <text:p text:style-name="P12"/>
      <text:p text:style-name="P16">TABELA TECNICO</text:p>
      <text:p text:style-name="P12">INSERT INTO () VALUE();</text:p>
      <text:p text:style-name="P12"/>
      <text:p text:style-name="P16">TABELA PESSOA</text:p>
      <text:p text:style-name="P12">INSERT INTO () VALUE();</text:p>
      <text:p text:style-name="P12"/>
      <text:p text:style-name="P16">TABELA JOGADOR</text:p>
      <text:p text:style-name="P12">INSERT INTO () VALUE();</text:p>
      <text:p text:style-name="P12"/>
      <text:p text:style-name="P16">TABELA PARTIDA</text:p>
      <text:p text:style-name="P12">INSERT INTO () VALUE();</text:p>
      <text:p text:style-name="P12"/>
      <text:p text:style-name="P16">TABELA FASE</text:p>
      <text:p text:style-name="P12">INSERT INTO () VALUE();</text:p>
      <text:p text:style-name="P12"/>
      <text:p text:style-name="P16">TABELA BOLA</text:p>
      <text:p text:style-name="P12">INSERT INTO () VALUE();</text:p>
      <text:p text:style-name="P12"/>
      <text:p text:style-name="P16">TABELA TEMPO</text:p>
      <text:p text:style-name="P12">INSERT INTO () VALUE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0:20:57.753281389</meta:creation-date>
    <meta:generator>LibreOffice/5.1.6.2$Linux_X86_64 LibreOffice_project/10m0$Build-2</meta:generator>
    <dc:date>2017-06-21T11:15:38.222552782</dc:date>
    <meta:editing-duration>PT27M37S</meta:editing-duration>
    <meta:editing-cycles>7</meta:editing-cycles>
    <meta:document-statistic meta:table-count="0" meta:image-count="0" meta:object-count="0" meta:page-count="2" meta:paragraph-count="59" meta:word-count="425" meta:character-count="2662" meta:non-whitespace-character-count="2288"/>
  </office:meta>
</office:document-meta>
</file>